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21ac"/>
    </style:style>
    <style:style style:name="P2" style:family="paragraph" style:parent-style-name="Standard">
      <style:text-properties officeooo:rsid="001e21ac" officeooo:paragraph-rsid="001e21ac"/>
    </style:style>
    <style:style style:name="P3" style:family="paragraph" style:parent-style-name="Standard">
      <style:text-properties officeooo:rsid="001e21ac" officeooo:paragraph-rsid="001ed04d"/>
    </style:style>
    <style:style style:name="P4" style:family="paragraph" style:parent-style-name="Standard">
      <style:text-properties officeooo:rsid="001ed04d" officeooo:paragraph-rsid="001ed04d"/>
    </style:style>
    <style:style style:name="T1" style:family="text">
      <style:text-properties officeooo:rsid="001ed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HOOL MANAGEMENT SYSTEM:</text:p>
      <text:p text:style-name="Standard">You are asked to develop an application to manage schools’ services. These services include</text:p>
      <text:p text:style-name="Standard">storing student information, reading and writing student information from files, computing final</text:p>
      <text:p text:style-name="Standard">grades, printing a summary report to an output file, and so on. The school has students</text:p>
      <text:p text:style-name="Standard">separated in three categories: English, History, and Math students. All grades are based on a</text:p>
      <text:p text:style-name="P1">100 points scale. </text:p>
      <text:p text:style-name="P1"/>
      <text:p text:style-name="P1"/>
      <text:p text:style-name="P1"/>
      <text:p text:style-name="P2">Store student information</text:p>
      <text:p text:style-name="P2">Reading and writing student information from files</text:p>
      <text:p text:style-name="P2">Computing final grades</text:p>
      <text:p text:style-name="P2">Printing a summary report to an output file</text:p>
      <text:p text:style-name="P2">…</text:p>
      <text:p text:style-name="P2"/>
      <text:p text:style-name="P2">English</text:p>
      <text:p text:style-name="P2">History</text:p>
      <text:p text:style-name="P2">Math</text:p>
      <text:p text:style-name="P2"/>
      <text:p text:style-name="P2">Typical information about a student:</text:p>
      <text:p text:style-name="P2">Name, address, age, year, name of parent/guardian 1, name of paret/guardian 2, contact details for parent/guardian 1, contact details for parent/guardian 2, </text:p>
      <text:p text:style-name="P2">MathStudent</text:p>
      <text:p text:style-name="P2">Inherit plus mathclass, mathgrade</text:p>
      <text:p text:style-name="P2">HistoryStudent</text:p>
      <text:p text:style-name="P2">Inherit plus historyclass, historygrade</text:p>
      <text:p text:style-name="P2">English student</text:p>
      <text:p text:style-name="P2">Inherit plus historyclass, historygrade</text:p>
      <text:p text:style-name="P1"/>
      <text:p text:style-name="P2">School class:</text:p>
      <text:p text:style-name="P2">Name, location, number of students, number of classes, number of years, classes per year</text:p>
      <text:p text:style-name="P2"/>
      <text:p text:style-name="P2">Calculate grade</text:p>
      <text:p text:style-name="P2">Attendance, final exam, quiz 1, quiz 2, exam 1, exam 2, quiz average (from 5), test 1, test 2, final exam</text:p>
      <text:p text:style-name="P2"/>
      <text:p text:style-name="P2">Loop for exams, loop for quizes, loop for tests</text:p>
      <text:p text:style-name="P2"/>
      <text:p text:style-name="P2">Formula for English: (attendance)*0.1, (final exam)*.6, (quiz1)*0.15, (quiz2)*0.15</text:p>
      <text:p text:style-name="P2">Formula for History: (attendance)*0.1, (project)*.3, (exam1)*0.3, (exam2)*0.3</text:p>
      <text:p text:style-name="P3">Formula for Math: <text:span text:style-name="T1">(</text:span>(<text:span text:style-name="T1">(quiz1*0.15)+(quiz2*0.15)+(quiz3*0.15)+(quiz4*0.15)+(quiz5*0.15))/5)*0.15+(test1*0.15)+(test2*0.15)+(final_exam*0.55)</text:span></text:p>
      <text:p text:style-name="P1"/>
      <text:p text:style-name="P4">Should have the following files – school.txt, mathstudent.txt. historystudent.txt, englishstudent.txt</text:p>
      <text:p text:style-name="P4">Facility to create, read, update and delete</text:p>
      <text:p text:style-name="P4"/>
      <text:p text:style-name="P4">Login to the system</text:p>
      <text:p text:style-name="P4">add/remove students from the system</text:p>
      <text:p text:style-name="P4">CRUD operations</text:p>
      <text:p text:style-name="P4">Print reports</text:p>
      <text:p text:style-name="P4">Update files after information is modified</text:p>
      <text:p text:style-name="P4"/>
      <text:p text:style-name="P4"><text:soft-page-break/></text:p>
      <text:p text:style-name="P1"/>
      <text:p text:style-name="P1">Each module is broken down in the following way:</text:p>
      <text:p text:style-name="Standard">● English: Attendance 10%, Final exam 60%, Quiz 1 15%, Quiz 2 15%.</text:p>
      <text:p text:style-name="Standard">● History: Attendance 10%, Project 30%, Exam 1 30%, Exam 2 30%</text:p>
      <text:p text:style-name="Standard">● Math: Quiz average 15% (there are 5 quizzes worth 15% each that need to be</text:p>
      <text:p text:style-name="Standard">averaged), Test 1 15%, Test 2 15%, Final Exam: 55%.</text:p>
      <text:p text:style-name="Standard">Use Python classes to implement the school management system. Some of the functionality</text:p>
      <text:p text:style-name="Standard">your system should provide includes:</text:p>
      <text:p text:style-name="Standard">● At least the following classes: Student, MathStudent, HistoryStudent, EnglishStudent,</text:p>
      <text:p text:style-name="Standard">School.</text:p>
      <text:p text:style-name="Standard">● The School class should use aggregation or composition to contain relevant</text:p>
      <text:p text:style-name="Standard">information about students. MathStudent, HistoryStudent, and EnglishStudent should</text:p>
      <text:p text:style-name="Standard">inherit from Student.</text:p>
      <text:p text:style-name="Standard">● Each class should have an __init__ and __str__ methods. For each __str__ method,</text:p>
      <text:p text:style-name="Standard">think what information each class should provide when you print their instances.</text:p>
      <text:p text:style-name="Standard">● Persistent memory: when you start your system it should read the files school.txt,</text:p>
      <text:p text:style-name="Standard">mathstudent.txt, historystudent.txt, englishstudent.txt in the same</text:p>
      <text:p text:style-name="Standard">folder as the python code and create all the necessary instances.</text:p>
      <text:p text:style-name="Standard">● Provide a command line interface for a school manager to:</text:p>
      <text:p text:style-name="Standard">○ Login in the system</text:p>
      <text:p text:style-name="Standard">○ Add/remove students from the system.</text:p>
      <text:p text:style-name="Standard">○ CRUD operations (create, read, update and delete) for student data.</text:p>
      <text:p text:style-name="Standard">○ Print well formatted student reports for each academic term.</text:p>
      <text:p text:style-name="Standard">○ Make sure to update the external files after any information is modifi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2:19:10.897734901</meta:creation-date>
    <dc:date>2025-04-17T12:38:22.096288355</dc:date>
    <meta:editing-duration>PT8M48S</meta:editing-duration>
    <meta:editing-cycles>1</meta:editing-cycles>
    <meta:document-statistic meta:table-count="0" meta:image-count="0" meta:object-count="0" meta:page-count="2" meta:paragraph-count="60" meta:word-count="458" meta:character-count="3146" meta:non-whitespace-character-count="2745"/>
    <meta:generator>LibreOffice/24.2.7.2$Linux_X86_64 LibreOffice_project/420$Build-2</meta:generator>
  </office:meta>
</office:document-meta>
</file>